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table table:name="wavetables" table:style-name="ta1">
        <table:table-column table:style-name="co1" table:default-cell-style-name="Default"/>
        <table:table-column table:style-name="co2" table:number-columns-repeated="130" table:default-cell-style-name="Default"/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Tri-vert-step</text:p>
          </table:table-cell>
          <table:table-cell table:formula="of:=[.B3]/([.B7]/4)" office:value-type="float" office:value="3.96875" calcext:value-type="float">
            <text:p>3.9687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ax/2</text:p>
          </table:table-cell>
          <table:table-cell table:formula="of:=FLOOR([.$B$2]/2;1)" office:value-type="float" office:value="127" calcext:value-type="float">
            <text:p>127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2*pi</text:p>
          </table:table-cell>
          <table:table-cell table:formula="of:=2*[.$B$4]" office:value-type="float" office:value="6.28318530717959" calcext:value-type="float">
            <text:p>6.2831853072</text:p>
          </table:table-cell>
          <table:table-cell table:number-columns-repeated="129"/>
        </table:table-row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tbl len</text:p>
          </table:table-cell>
          <table:table-cell office:value-type="float" office:value="128" calcext:value-type="float">
            <text:p>128</text:p>
          </table:table-cell>
          <table:table-cell table:number-columns-repeated="129"/>
        </table:table-row>
        <table:table-row table:style-name="ro1" table:number-rows-repeated="2">
          <table:table-cell table:number-columns-repeated="131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table:style-name="ce2" table:formula="of:=(SIN(([.B10]/[.$B$7])*[.$B$5])*[.$B$3])" office:value-type="float" office:value="0" calcext:value-type="float">
            <text:p>0</text:p>
          </table:table-cell>
          <table:table-cell table:style-name="ce2" table:formula="of:=(SIN(([.C10]/[.$B$7])*[.$B$5])*[.$B$3])" office:value-type="float" office:value="6.23159463958209" calcext:value-type="float">
            <text:p>6</text:p>
          </table:table-cell>
          <table:table-cell table:style-name="ce2" table:formula="of:=(SIN(([.D10]/[.$B$7])*[.$B$5])*[.$B$3])" office:value-type="float" office:value="12.4481768218542" calcext:value-type="float">
            <text:p>12</text:p>
          </table:table-cell>
          <table:table-cell table:style-name="ce2" table:formula="of:=(SIN(([.E10]/[.$B$7])*[.$B$5])*[.$B$3])" office:value-type="float" office:value="18.6347702558309" calcext:value-type="float">
            <text:p>19</text:p>
          </table:table-cell>
          <table:table-cell table:style-name="ce2" table:formula="of:=(SIN(([.F10]/[.$B$7])*[.$B$5])*[.$B$3])" office:value-type="float" office:value="24.7764708960483" calcext:value-type="float">
            <text:p>25</text:p>
          </table:table-cell>
          <table:table-cell table:style-name="ce2" table:formula="of:=(SIN(([.G10]/[.$B$7])*[.$B$5])*[.$B$3])" office:value-type="float" office:value="30.8584828477145" calcext:value-type="float">
            <text:p>31</text:p>
          </table:table-cell>
          <table:table-cell table:style-name="ce2" table:formula="of:=(SIN(([.H10]/[.$B$7])*[.$B$5])*[.$B$3])" office:value-type="float" office:value="36.8661540113167" calcext:value-type="float">
            <text:p>37</text:p>
          </table:table-cell>
          <table:table-cell table:style-name="ce2" table:formula="of:=(SIN(([.I10]/[.$B$7])*[.$B$5])*[.$B$3])" office:value-type="float" office:value="42.785011380812" calcext:value-type="float">
            <text:p>43</text:p>
          </table:table-cell>
          <table:table-cell table:style-name="ce2" table:formula="of:=(SIN(([.J10]/[.$B$7])*[.$B$5])*[.$B$3])" office:value-type="float" office:value="48.6007959103664" calcext:value-type="float">
            <text:p>49</text:p>
          </table:table-cell>
          <table:table-cell table:style-name="ce2" table:formula="of:=(SIN(([.K10]/[.$B$7])*[.$B$5])*[.$B$3])" office:value-type="float" office:value="54.2994968656458" calcext:value-type="float">
            <text:p>54</text:p>
          </table:table-cell>
          <table:table-cell table:style-name="ce2" table:formula="of:=(SIN(([.L10]/[.$B$7])*[.$B$5])*[.$B$3])" office:value-type="float" office:value="59.8673855769017" calcext:value-type="float">
            <text:p>60</text:p>
          </table:table-cell>
          <table:table-cell table:style-name="ce2" table:formula="of:=(SIN(([.M10]/[.$B$7])*[.$B$5])*[.$B$3])" office:value-type="float" office:value="65.2910485125392" calcext:value-type="float">
            <text:p>65</text:p>
          </table:table-cell>
          <table:table-cell table:style-name="ce2" table:formula="of:=(SIN(([.N10]/[.$B$7])*[.$B$5])*[.$B$3])" office:value-type="float" office:value="70.5574195934895" calcext:value-type="float">
            <text:p>71</text:p>
          </table:table-cell>
          <table:table-cell table:style-name="ce2" table:formula="of:=(SIN(([.O10]/[.$B$7])*[.$B$5])*[.$B$3])" office:value-type="float" office:value="75.653811670539" calcext:value-type="float">
            <text:p>76</text:p>
          </table:table-cell>
          <table:table-cell table:style-name="ce2" table:formula="of:=(SIN(([.P10]/[.$B$7])*[.$B$5])*[.$B$3])" office:value-type="float" office:value="80.567947088783" calcext:value-type="float">
            <text:p>81</text:p>
          </table:table-cell>
          <table:table-cell table:style-name="ce2" table:formula="of:=(SIN(([.Q10]/[.$B$7])*[.$B$5])*[.$B$3])" office:value-type="float" office:value="85.2879872655713" calcext:value-type="float">
            <text:p>85</text:p>
          </table:table-cell>
          <table:table-cell table:style-name="ce2" table:formula="of:=(SIN(([.R10]/[.$B$7])*[.$B$5])*[.$B$3])" office:value-type="float" office:value="89.8025612106915" calcext:value-type="float">
            <text:p>90</text:p>
          </table:table-cell>
          <table:table-cell table:style-name="ce2" table:formula="of:=(SIN(([.S10]/[.$B$7])*[.$B$5])*[.$B$3])" office:value-type="float" office:value="94.1007929200798" calcext:value-type="float">
            <text:p>94</text:p>
          </table:table-cell>
          <table:table-cell table:style-name="ce2" table:formula="of:=(SIN(([.T10]/[.$B$7])*[.$B$5])*[.$B$3])" office:value-type="float" office:value="98.1723275770676" calcext:value-type="float">
            <text:p>98</text:p>
          </table:table-cell>
          <table:table-cell table:style-name="ce2" table:formula="of:=(SIN(([.U10]/[.$B$7])*[.$B$5])*[.$B$3])" office:value-type="float" office:value="102.007356498042" calcext:value-type="float">
            <text:p>102</text:p>
          </table:table-cell>
          <table:table-cell table:style-name="ce2" table:formula="of:=(SIN(([.V10]/[.$B$7])*[.$B$5])*[.$B$3])" office:value-type="float" office:value="105.596640762423" calcext:value-type="float">
            <text:p>106</text:p>
          </table:table-cell>
          <table:table-cell table:style-name="ce2" table:formula="of:=(SIN(([.W10]/[.$B$7])*[.$B$5])*[.$B$3])" office:value-type="float" office:value="108.931533470035" calcext:value-type="float">
            <text:p>109</text:p>
          </table:table-cell>
          <table:table-cell table:style-name="ce2" table:formula="of:=(SIN(([.X10]/[.$B$7])*[.$B$5])*[.$B$3])" office:value-type="float" office:value="112.004000572241" calcext:value-type="float">
            <text:p>112</text:p>
          </table:table-cell>
          <table:table-cell table:style-name="ce2" table:formula="of:=(SIN(([.Y10]/[.$B$7])*[.$B$5])*[.$B$3])" office:value-type="float" office:value="114.806640226677" calcext:value-type="float">
            <text:p>115</text:p>
          </table:table-cell>
          <table:table-cell table:style-name="ce2" table:formula="of:=(SIN(([.Z10]/[.$B$7])*[.$B$5])*[.$B$3])" office:value-type="float" office:value="117.332700628933" calcext:value-type="float">
            <text:p>117</text:p>
          </table:table-cell>
          <table:table-cell table:style-name="ce2" table:formula="of:=(SIN(([.AA10]/[.$B$7])*[.$B$5])*[.$B$3])" office:value-type="float" office:value="119.576096278244" calcext:value-type="float">
            <text:p>120</text:p>
          </table:table-cell>
          <table:table-cell table:style-name="ce2" table:formula="of:=(SIN(([.AB10]/[.$B$7])*[.$B$5])*[.$B$3])" office:value-type="float" office:value="121.531422637991" calcext:value-type="float">
            <text:p>122</text:p>
          </table:table-cell>
          <table:table-cell table:style-name="ce2" table:formula="of:=(SIN(([.AC10]/[.$B$7])*[.$B$5])*[.$B$3])" office:value-type="float" office:value="123.193969155707" calcext:value-type="float">
            <text:p>123</text:p>
          </table:table-cell>
          <table:table-cell table:style-name="ce2" table:formula="of:=(SIN(([.AD10]/[.$B$7])*[.$B$5])*[.$B$3])" office:value-type="float" office:value="124.55973061121" calcext:value-type="float">
            <text:p>125</text:p>
          </table:table-cell>
          <table:table-cell table:style-name="ce2" table:formula="of:=(SIN(([.AE10]/[.$B$7])*[.$B$5])*[.$B$3])" office:value-type="float" office:value="125.625416765527" calcext:value-type="float">
            <text:p>126</text:p>
          </table:table-cell>
          <table:table-cell table:style-name="ce2" table:formula="of:=(SIN(([.AF10]/[.$B$7])*[.$B$5])*[.$B$3])" office:value-type="float" office:value="126.388460287369" calcext:value-type="float">
            <text:p>126</text:p>
          </table:table-cell>
          <table:table-cell table:style-name="ce2" table:formula="of:=(SIN(([.AG10]/[.$B$7])*[.$B$5])*[.$B$3])" office:value-type="float" office:value="126.847022938057" calcext:value-type="float">
            <text:p>127</text:p>
          </table:table-cell>
          <table:table-cell table:style-name="ce2" table:formula="of:=(SIN(([.AH10]/[.$B$7])*[.$B$5])*[.$B$3])" office:value-type="float" office:value="127" calcext:value-type="float">
            <text:p>127</text:p>
          </table:table-cell>
          <table:table-cell table:style-name="ce2" table:formula="of:=(SIN(([.AI10]/[.$B$7])*[.$B$5])*[.$B$3])" office:value-type="float" office:value="126.847022938057" calcext:value-type="float">
            <text:p>127</text:p>
          </table:table-cell>
          <table:table-cell table:style-name="ce2" table:formula="of:=(SIN(([.AJ10]/[.$B$7])*[.$B$5])*[.$B$3])" office:value-type="float" office:value="126.388460287369" calcext:value-type="float">
            <text:p>126</text:p>
          </table:table-cell>
          <table:table-cell table:style-name="ce2" table:formula="of:=(SIN(([.AK10]/[.$B$7])*[.$B$5])*[.$B$3])" office:value-type="float" office:value="125.625416765527" calcext:value-type="float">
            <text:p>126</text:p>
          </table:table-cell>
          <table:table-cell table:style-name="ce2" table:formula="of:=(SIN(([.AL10]/[.$B$7])*[.$B$5])*[.$B$3])" office:value-type="float" office:value="124.55973061121" calcext:value-type="float">
            <text:p>125</text:p>
          </table:table-cell>
          <table:table-cell table:style-name="ce2" table:formula="of:=(SIN(([.AM10]/[.$B$7])*[.$B$5])*[.$B$3])" office:value-type="float" office:value="123.193969155707" calcext:value-type="float">
            <text:p>123</text:p>
          </table:table-cell>
          <table:table-cell table:style-name="ce2" table:formula="of:=(SIN(([.AN10]/[.$B$7])*[.$B$5])*[.$B$3])" office:value-type="float" office:value="121.531422637991" calcext:value-type="float">
            <text:p>122</text:p>
          </table:table-cell>
          <table:table-cell table:style-name="ce2" table:formula="of:=(SIN(([.AO10]/[.$B$7])*[.$B$5])*[.$B$3])" office:value-type="float" office:value="119.576096278244" calcext:value-type="float">
            <text:p>120</text:p>
          </table:table-cell>
          <table:table-cell table:style-name="ce2" table:formula="of:=(SIN(([.AP10]/[.$B$7])*[.$B$5])*[.$B$3])" office:value-type="float" office:value="117.332700628933" calcext:value-type="float">
            <text:p>117</text:p>
          </table:table-cell>
          <table:table-cell table:style-name="ce2" table:formula="of:=(SIN(([.AQ10]/[.$B$7])*[.$B$5])*[.$B$3])" office:value-type="float" office:value="114.806640226677" calcext:value-type="float">
            <text:p>115</text:p>
          </table:table-cell>
          <table:table-cell table:style-name="ce2" table:formula="of:=(SIN(([.AR10]/[.$B$7])*[.$B$5])*[.$B$3])" office:value-type="float" office:value="112.004000572241" calcext:value-type="float">
            <text:p>112</text:p>
          </table:table-cell>
          <table:table-cell table:style-name="ce2" table:formula="of:=(SIN(([.AS10]/[.$B$7])*[.$B$5])*[.$B$3])" office:value-type="float" office:value="108.931533470035" calcext:value-type="float">
            <text:p>109</text:p>
          </table:table-cell>
          <table:table-cell table:style-name="ce2" table:formula="of:=(SIN(([.AT10]/[.$B$7])*[.$B$5])*[.$B$3])" office:value-type="float" office:value="105.596640762423" calcext:value-type="float">
            <text:p>106</text:p>
          </table:table-cell>
          <table:table-cell table:style-name="ce2" table:formula="of:=(SIN(([.AU10]/[.$B$7])*[.$B$5])*[.$B$3])" office:value-type="float" office:value="102.007356498042" calcext:value-type="float">
            <text:p>102</text:p>
          </table:table-cell>
          <table:table-cell table:style-name="ce2" table:formula="of:=(SIN(([.AV10]/[.$B$7])*[.$B$5])*[.$B$3])" office:value-type="float" office:value="98.1723275770676" calcext:value-type="float">
            <text:p>98</text:p>
          </table:table-cell>
          <table:table-cell table:style-name="ce2" table:formula="of:=(SIN(([.AW10]/[.$B$7])*[.$B$5])*[.$B$3])" office:value-type="float" office:value="94.1007929200798" calcext:value-type="float">
            <text:p>94</text:p>
          </table:table-cell>
          <table:table-cell table:style-name="ce2" table:formula="of:=(SIN(([.AX10]/[.$B$7])*[.$B$5])*[.$B$3])" office:value-type="float" office:value="89.8025612106915" calcext:value-type="float">
            <text:p>90</text:p>
          </table:table-cell>
          <table:table-cell table:style-name="ce2" table:formula="of:=(SIN(([.AY10]/[.$B$7])*[.$B$5])*[.$B$3])" office:value-type="float" office:value="85.2879872655714" calcext:value-type="float">
            <text:p>85</text:p>
          </table:table-cell>
          <table:table-cell table:style-name="ce2" table:formula="of:=(SIN(([.AZ10]/[.$B$7])*[.$B$5])*[.$B$3])" office:value-type="float" office:value="80.567947088783" calcext:value-type="float">
            <text:p>81</text:p>
          </table:table-cell>
          <table:table-cell table:style-name="ce2" table:formula="of:=(SIN(([.BA10]/[.$B$7])*[.$B$5])*[.$B$3])" office:value-type="float" office:value="75.6538116705391" calcext:value-type="float">
            <text:p>76</text:p>
          </table:table-cell>
          <table:table-cell table:style-name="ce2" table:formula="of:=(SIN(([.BB10]/[.$B$7])*[.$B$5])*[.$B$3])" office:value-type="float" office:value="70.5574195934895" calcext:value-type="float">
            <text:p>71</text:p>
          </table:table-cell>
          <table:table-cell table:style-name="ce2" table:formula="of:=(SIN(([.BC10]/[.$B$7])*[.$B$5])*[.$B$3])" office:value-type="float" office:value="65.2910485125392" calcext:value-type="float">
            <text:p>65</text:p>
          </table:table-cell>
          <table:table-cell table:style-name="ce2" table:formula="of:=(SIN(([.BD10]/[.$B$7])*[.$B$5])*[.$B$3])" office:value-type="float" office:value="59.8673855769017" calcext:value-type="float">
            <text:p>60</text:p>
          </table:table-cell>
          <table:table-cell table:style-name="ce2" table:formula="of:=(SIN(([.BE10]/[.$B$7])*[.$B$5])*[.$B$3])" office:value-type="float" office:value="54.2994968656458" calcext:value-type="float">
            <text:p>54</text:p>
          </table:table-cell>
          <table:table-cell table:style-name="ce2" table:formula="of:=(SIN(([.BF10]/[.$B$7])*[.$B$5])*[.$B$3])" office:value-type="float" office:value="48.6007959103664" calcext:value-type="float">
            <text:p>49</text:p>
          </table:table-cell>
          <table:table-cell table:style-name="ce2" table:formula="of:=(SIN(([.BG10]/[.$B$7])*[.$B$5])*[.$B$3])" office:value-type="float" office:value="42.785011380812" calcext:value-type="float">
            <text:p>43</text:p>
          </table:table-cell>
          <table:table-cell table:style-name="ce2" table:formula="of:=(SIN(([.BH10]/[.$B$7])*[.$B$5])*[.$B$3])" office:value-type="float" office:value="36.8661540113167" calcext:value-type="float">
            <text:p>37</text:p>
          </table:table-cell>
          <table:table-cell table:style-name="ce2" table:formula="of:=(SIN(([.BI10]/[.$B$7])*[.$B$5])*[.$B$3])" office:value-type="float" office:value="30.8584828477145" calcext:value-type="float">
            <text:p>31</text:p>
          </table:table-cell>
          <table:table-cell table:style-name="ce2" table:formula="of:=(SIN(([.BJ10]/[.$B$7])*[.$B$5])*[.$B$3])" office:value-type="float" office:value="24.7764708960483" calcext:value-type="float">
            <text:p>25</text:p>
          </table:table-cell>
          <table:table-cell table:style-name="ce2" table:formula="of:=(SIN(([.BK10]/[.$B$7])*[.$B$5])*[.$B$3])" office:value-type="float" office:value="18.634770255831" calcext:value-type="float">
            <text:p>19</text:p>
          </table:table-cell>
          <table:table-cell table:style-name="ce2" table:formula="of:=(SIN(([.BL10]/[.$B$7])*[.$B$5])*[.$B$3])" office:value-type="float" office:value="12.4481768218542" calcext:value-type="float">
            <text:p>12</text:p>
          </table:table-cell>
          <table:table-cell table:style-name="ce2" table:formula="of:=(SIN(([.BM10]/[.$B$7])*[.$B$5])*[.$B$3])" office:value-type="float" office:value="6.23159463958208" calcext:value-type="float">
            <text:p>6</text:p>
          </table:table-cell>
          <table:table-cell table:style-name="ce2" table:formula="of:=(SIN(([.BN10]/[.$B$7])*[.$B$5])*[.$B$3])" office:value-type="float" office:value="0.0000000000000155530143491714" calcext:value-type="float">
            <text:p>0</text:p>
          </table:table-cell>
          <table:table-cell table:style-name="ce2" table:formula="of:=(SIN(([.BO10]/[.$B$7])*[.$B$5])*[.$B$3])" office:value-type="float" office:value="-6.23159463958205" calcext:value-type="float">
            <text:p>-6</text:p>
          </table:table-cell>
          <table:table-cell table:style-name="ce2" table:formula="of:=(SIN(([.BP10]/[.$B$7])*[.$B$5])*[.$B$3])" office:value-type="float" office:value="-12.4481768218542" calcext:value-type="float">
            <text:p>-12</text:p>
          </table:table-cell>
          <table:table-cell table:style-name="ce2" table:formula="of:=(SIN(([.BQ10]/[.$B$7])*[.$B$5])*[.$B$3])" office:value-type="float" office:value="-18.6347702558309" calcext:value-type="float">
            <text:p>-19</text:p>
          </table:table-cell>
          <table:table-cell table:style-name="ce2" table:formula="of:=(SIN(([.BR10]/[.$B$7])*[.$B$5])*[.$B$3])" office:value-type="float" office:value="-24.7764708960483" calcext:value-type="float">
            <text:p>-25</text:p>
          </table:table-cell>
          <table:table-cell table:style-name="ce2" table:formula="of:=(SIN(([.BS10]/[.$B$7])*[.$B$5])*[.$B$3])" office:value-type="float" office:value="-30.8584828477145" calcext:value-type="float">
            <text:p>-31</text:p>
          </table:table-cell>
          <table:table-cell table:style-name="ce2" table:formula="of:=(SIN(([.BT10]/[.$B$7])*[.$B$5])*[.$B$3])" office:value-type="float" office:value="-36.8661540113167" calcext:value-type="float">
            <text:p>-37</text:p>
          </table:table-cell>
          <table:table-cell table:style-name="ce2" table:formula="of:=(SIN(([.BU10]/[.$B$7])*[.$B$5])*[.$B$3])" office:value-type="float" office:value="-42.785011380812" calcext:value-type="float">
            <text:p>-43</text:p>
          </table:table-cell>
          <table:table-cell table:style-name="ce2" table:formula="of:=(SIN(([.BV10]/[.$B$7])*[.$B$5])*[.$B$3])" office:value-type="float" office:value="-48.6007959103664" calcext:value-type="float">
            <text:p>-49</text:p>
          </table:table-cell>
          <table:table-cell table:style-name="ce2" table:formula="of:=(SIN(([.BW10]/[.$B$7])*[.$B$5])*[.$B$3])" office:value-type="float" office:value="-54.2994968656458" calcext:value-type="float">
            <text:p>-54</text:p>
          </table:table-cell>
          <table:table-cell table:style-name="ce2" table:formula="of:=(SIN(([.BX10]/[.$B$7])*[.$B$5])*[.$B$3])" office:value-type="float" office:value="-59.8673855769017" calcext:value-type="float">
            <text:p>-60</text:p>
          </table:table-cell>
          <table:table-cell table:style-name="ce2" table:formula="of:=(SIN(([.BY10]/[.$B$7])*[.$B$5])*[.$B$3])" office:value-type="float" office:value="-65.2910485125391" calcext:value-type="float">
            <text:p>-65</text:p>
          </table:table-cell>
          <table:table-cell table:style-name="ce2" table:formula="of:=(SIN(([.BZ10]/[.$B$7])*[.$B$5])*[.$B$3])" office:value-type="float" office:value="-70.5574195934894" calcext:value-type="float">
            <text:p>-71</text:p>
          </table:table-cell>
          <table:table-cell table:style-name="ce2" table:formula="of:=(SIN(([.CA10]/[.$B$7])*[.$B$5])*[.$B$3])" office:value-type="float" office:value="-75.653811670539" calcext:value-type="float">
            <text:p>-76</text:p>
          </table:table-cell>
          <table:table-cell table:style-name="ce2" table:formula="of:=(SIN(([.CB10]/[.$B$7])*[.$B$5])*[.$B$3])" office:value-type="float" office:value="-80.567947088783" calcext:value-type="float">
            <text:p>-81</text:p>
          </table:table-cell>
          <table:table-cell table:style-name="ce2" table:formula="of:=(SIN(([.CC10]/[.$B$7])*[.$B$5])*[.$B$3])" office:value-type="float" office:value="-85.2879872655713" calcext:value-type="float">
            <text:p>-85</text:p>
          </table:table-cell>
          <table:table-cell table:style-name="ce2" table:formula="of:=(SIN(([.CD10]/[.$B$7])*[.$B$5])*[.$B$3])" office:value-type="float" office:value="-89.8025612106915" calcext:value-type="float">
            <text:p>-90</text:p>
          </table:table-cell>
          <table:table-cell table:style-name="ce2" table:formula="of:=(SIN(([.CE10]/[.$B$7])*[.$B$5])*[.$B$3])" office:value-type="float" office:value="-94.1007929200798" calcext:value-type="float">
            <text:p>-94</text:p>
          </table:table-cell>
          <table:table-cell table:style-name="ce2" table:formula="of:=(SIN(([.CF10]/[.$B$7])*[.$B$5])*[.$B$3])" office:value-type="float" office:value="-98.1723275770676" calcext:value-type="float">
            <text:p>-98</text:p>
          </table:table-cell>
          <table:table-cell table:style-name="ce2" table:formula="of:=(SIN(([.CG10]/[.$B$7])*[.$B$5])*[.$B$3])" office:value-type="float" office:value="-102.007356498042" calcext:value-type="float">
            <text:p>-102</text:p>
          </table:table-cell>
          <table:table-cell table:style-name="ce2" table:formula="of:=(SIN(([.CH10]/[.$B$7])*[.$B$5])*[.$B$3])" office:value-type="float" office:value="-105.596640762423" calcext:value-type="float">
            <text:p>-106</text:p>
          </table:table-cell>
          <table:table-cell table:style-name="ce2" table:formula="of:=(SIN(([.CI10]/[.$B$7])*[.$B$5])*[.$B$3])" office:value-type="float" office:value="-108.931533470035" calcext:value-type="float">
            <text:p>-109</text:p>
          </table:table-cell>
          <table:table-cell table:style-name="ce2" table:formula="of:=(SIN(([.CJ10]/[.$B$7])*[.$B$5])*[.$B$3])" office:value-type="float" office:value="-112.004000572241" calcext:value-type="float">
            <text:p>-112</text:p>
          </table:table-cell>
          <table:table-cell table:style-name="ce2" table:formula="of:=(SIN(([.CK10]/[.$B$7])*[.$B$5])*[.$B$3])" office:value-type="float" office:value="-114.806640226677" calcext:value-type="float">
            <text:p>-115</text:p>
          </table:table-cell>
          <table:table-cell table:style-name="ce2" table:formula="of:=(SIN(([.CL10]/[.$B$7])*[.$B$5])*[.$B$3])" office:value-type="float" office:value="-117.332700628933" calcext:value-type="float">
            <text:p>-117</text:p>
          </table:table-cell>
          <table:table-cell table:style-name="ce2" table:formula="of:=(SIN(([.CM10]/[.$B$7])*[.$B$5])*[.$B$3])" office:value-type="float" office:value="-119.576096278244" calcext:value-type="float">
            <text:p>-120</text:p>
          </table:table-cell>
          <table:table-cell table:style-name="ce2" table:formula="of:=(SIN(([.CN10]/[.$B$7])*[.$B$5])*[.$B$3])" office:value-type="float" office:value="-121.531422637991" calcext:value-type="float">
            <text:p>-122</text:p>
          </table:table-cell>
          <table:table-cell table:style-name="ce2" table:formula="of:=(SIN(([.CO10]/[.$B$7])*[.$B$5])*[.$B$3])" office:value-type="float" office:value="-123.193969155707" calcext:value-type="float">
            <text:p>-123</text:p>
          </table:table-cell>
          <table:table-cell table:style-name="ce2" table:formula="of:=(SIN(([.CP10]/[.$B$7])*[.$B$5])*[.$B$3])" office:value-type="float" office:value="-124.55973061121" calcext:value-type="float">
            <text:p>-125</text:p>
          </table:table-cell>
          <table:table-cell table:style-name="ce2" table:formula="of:=(SIN(([.CQ10]/[.$B$7])*[.$B$5])*[.$B$3])" office:value-type="float" office:value="-125.625416765527" calcext:value-type="float">
            <text:p>-126</text:p>
          </table:table-cell>
          <table:table-cell table:style-name="ce2" table:formula="of:=(SIN(([.CR10]/[.$B$7])*[.$B$5])*[.$B$3])" office:value-type="float" office:value="-126.388460287369" calcext:value-type="float">
            <text:p>-126</text:p>
          </table:table-cell>
          <table:table-cell table:style-name="ce2" table:formula="of:=(SIN(([.CS10]/[.$B$7])*[.$B$5])*[.$B$3])" office:value-type="float" office:value="-126.847022938057" calcext:value-type="float">
            <text:p>-127</text:p>
          </table:table-cell>
          <table:table-cell table:style-name="ce2" table:formula="of:=(SIN(([.CT10]/[.$B$7])*[.$B$5])*[.$B$3])" office:value-type="float" office:value="-127" calcext:value-type="float">
            <text:p>-127</text:p>
          </table:table-cell>
          <table:table-cell table:style-name="ce2" table:formula="of:=(SIN(([.CU10]/[.$B$7])*[.$B$5])*[.$B$3])" office:value-type="float" office:value="-126.847022938057" calcext:value-type="float">
            <text:p>-127</text:p>
          </table:table-cell>
          <table:table-cell table:style-name="ce2" table:formula="of:=(SIN(([.CV10]/[.$B$7])*[.$B$5])*[.$B$3])" office:value-type="float" office:value="-126.388460287369" calcext:value-type="float">
            <text:p>-126</text:p>
          </table:table-cell>
          <table:table-cell table:style-name="ce2" table:formula="of:=(SIN(([.CW10]/[.$B$7])*[.$B$5])*[.$B$3])" office:value-type="float" office:value="-125.625416765527" calcext:value-type="float">
            <text:p>-126</text:p>
          </table:table-cell>
          <table:table-cell table:style-name="ce2" table:formula="of:=(SIN(([.CX10]/[.$B$7])*[.$B$5])*[.$B$3])" office:value-type="float" office:value="-124.55973061121" calcext:value-type="float">
            <text:p>-125</text:p>
          </table:table-cell>
          <table:table-cell table:style-name="ce2" table:formula="of:=(SIN(([.CY10]/[.$B$7])*[.$B$5])*[.$B$3])" office:value-type="float" office:value="-123.193969155707" calcext:value-type="float">
            <text:p>-123</text:p>
          </table:table-cell>
          <table:table-cell table:style-name="ce2" table:formula="of:=(SIN(([.CZ10]/[.$B$7])*[.$B$5])*[.$B$3])" office:value-type="float" office:value="-121.531422637991" calcext:value-type="float">
            <text:p>-122</text:p>
          </table:table-cell>
          <table:table-cell table:style-name="ce2" table:formula="of:=(SIN(([.DA10]/[.$B$7])*[.$B$5])*[.$B$3])" office:value-type="float" office:value="-119.576096278244" calcext:value-type="float">
            <text:p>-120</text:p>
          </table:table-cell>
          <table:table-cell table:style-name="ce2" table:formula="of:=(SIN(([.DB10]/[.$B$7])*[.$B$5])*[.$B$3])" office:value-type="float" office:value="-117.332700628933" calcext:value-type="float">
            <text:p>-117</text:p>
          </table:table-cell>
          <table:table-cell table:style-name="ce2" table:formula="of:=(SIN(([.DC10]/[.$B$7])*[.$B$5])*[.$B$3])" office:value-type="float" office:value="-114.806640226677" calcext:value-type="float">
            <text:p>-115</text:p>
          </table:table-cell>
          <table:table-cell table:style-name="ce2" table:formula="of:=(SIN(([.DD10]/[.$B$7])*[.$B$5])*[.$B$3])" office:value-type="float" office:value="-112.004000572241" calcext:value-type="float">
            <text:p>-112</text:p>
          </table:table-cell>
          <table:table-cell table:style-name="ce2" table:formula="of:=(SIN(([.DE10]/[.$B$7])*[.$B$5])*[.$B$3])" office:value-type="float" office:value="-108.931533470035" calcext:value-type="float">
            <text:p>-109</text:p>
          </table:table-cell>
          <table:table-cell table:style-name="ce2" table:formula="of:=(SIN(([.DF10]/[.$B$7])*[.$B$5])*[.$B$3])" office:value-type="float" office:value="-105.596640762423" calcext:value-type="float">
            <text:p>-106</text:p>
          </table:table-cell>
          <table:table-cell table:style-name="ce2" table:formula="of:=(SIN(([.DG10]/[.$B$7])*[.$B$5])*[.$B$3])" office:value-type="float" office:value="-102.007356498042" calcext:value-type="float">
            <text:p>-102</text:p>
          </table:table-cell>
          <table:table-cell table:style-name="ce2" table:formula="of:=(SIN(([.DH10]/[.$B$7])*[.$B$5])*[.$B$3])" office:value-type="float" office:value="-98.1723275770676" calcext:value-type="float">
            <text:p>-98</text:p>
          </table:table-cell>
          <table:table-cell table:style-name="ce2" table:formula="of:=(SIN(([.DI10]/[.$B$7])*[.$B$5])*[.$B$3])" office:value-type="float" office:value="-94.1007929200798" calcext:value-type="float">
            <text:p>-94</text:p>
          </table:table-cell>
          <table:table-cell table:style-name="ce2" table:formula="of:=(SIN(([.DJ10]/[.$B$7])*[.$B$5])*[.$B$3])" office:value-type="float" office:value="-89.8025612106916" calcext:value-type="float">
            <text:p>-90</text:p>
          </table:table-cell>
          <table:table-cell table:style-name="ce2" table:formula="of:=(SIN(([.DK10]/[.$B$7])*[.$B$5])*[.$B$3])" office:value-type="float" office:value="-85.2879872655714" calcext:value-type="float">
            <text:p>-85</text:p>
          </table:table-cell>
          <table:table-cell table:style-name="ce2" table:formula="of:=(SIN(([.DL10]/[.$B$7])*[.$B$5])*[.$B$3])" office:value-type="float" office:value="-80.567947088783" calcext:value-type="float">
            <text:p>-81</text:p>
          </table:table-cell>
          <table:table-cell table:style-name="ce2" table:formula="of:=(SIN(([.DM10]/[.$B$7])*[.$B$5])*[.$B$3])" office:value-type="float" office:value="-75.653811670539" calcext:value-type="float">
            <text:p>-76</text:p>
          </table:table-cell>
          <table:table-cell table:style-name="ce2" table:formula="of:=(SIN(([.DN10]/[.$B$7])*[.$B$5])*[.$B$3])" office:value-type="float" office:value="-70.5574195934895" calcext:value-type="float">
            <text:p>-71</text:p>
          </table:table-cell>
          <table:table-cell table:style-name="ce2" table:formula="of:=(SIN(([.DO10]/[.$B$7])*[.$B$5])*[.$B$3])" office:value-type="float" office:value="-65.2910485125392" calcext:value-type="float">
            <text:p>-65</text:p>
          </table:table-cell>
          <table:table-cell table:style-name="ce2" table:formula="of:=(SIN(([.DP10]/[.$B$7])*[.$B$5])*[.$B$3])" office:value-type="float" office:value="-59.8673855769017" calcext:value-type="float">
            <text:p>-60</text:p>
          </table:table-cell>
          <table:table-cell table:style-name="ce2" table:formula="of:=(SIN(([.DQ10]/[.$B$7])*[.$B$5])*[.$B$3])" office:value-type="float" office:value="-54.2994968656459" calcext:value-type="float">
            <text:p>-54</text:p>
          </table:table-cell>
          <table:table-cell table:style-name="ce2" table:formula="of:=(SIN(([.DR10]/[.$B$7])*[.$B$5])*[.$B$3])" office:value-type="float" office:value="-48.6007959103665" calcext:value-type="float">
            <text:p>-49</text:p>
          </table:table-cell>
          <table:table-cell table:style-name="ce2" table:formula="of:=(SIN(([.DS10]/[.$B$7])*[.$B$5])*[.$B$3])" office:value-type="float" office:value="-42.7850113808119" calcext:value-type="float">
            <text:p>-43</text:p>
          </table:table-cell>
          <table:table-cell table:style-name="ce2" table:formula="of:=(SIN(([.DT10]/[.$B$7])*[.$B$5])*[.$B$3])" office:value-type="float" office:value="-36.8661540113167" calcext:value-type="float">
            <text:p>-37</text:p>
          </table:table-cell>
          <table:table-cell table:style-name="ce2" table:formula="of:=(SIN(([.DU10]/[.$B$7])*[.$B$5])*[.$B$3])" office:value-type="float" office:value="-30.8584828477146" calcext:value-type="float">
            <text:p>-31</text:p>
          </table:table-cell>
          <table:table-cell table:style-name="ce2" table:formula="of:=(SIN(([.DV10]/[.$B$7])*[.$B$5])*[.$B$3])" office:value-type="float" office:value="-24.7764708960483" calcext:value-type="float">
            <text:p>-25</text:p>
          </table:table-cell>
          <table:table-cell table:style-name="ce2" table:formula="of:=(SIN(([.DW10]/[.$B$7])*[.$B$5])*[.$B$3])" office:value-type="float" office:value="-18.634770255831" calcext:value-type="float">
            <text:p>-19</text:p>
          </table:table-cell>
          <table:table-cell table:style-name="ce2" table:formula="of:=(SIN(([.DX10]/[.$B$7])*[.$B$5])*[.$B$3])" office:value-type="float" office:value="-12.4481768218542" calcext:value-type="float">
            <text:p>-12</text:p>
          </table:table-cell>
          <table:table-cell table:style-name="ce2" table:formula="of:=(SIN(([.DY10]/[.$B$7])*[.$B$5])*[.$B$3])" office:value-type="float" office:value="-6.2315946395821" calcext:value-type="float">
            <text:p>-6</text:p>
          </table:table-cell>
          <table:table-cell table:style-name="ce2" table:formula="of:=(SIN(([.DZ10]/[.$B$7])*[.$B$5])*[.$B$3])" office:value-type="float" office:value="-0.0000000000000311060286983428" calcext:value-type="float">
            <text:p>0</text:p>
          </table:table-cell>
          <table:table-cell table:style-name="ce2" table:formula="of:=(SIN(([.EA10]/[.$B$7])*[.$B$5])*[.$B$3])" office:value-type="float" office:value="6.23159463958204" calcext:value-type="float">
            <text:p>6</text:p>
          </table:table-cell>
        </table:table-row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tri</text:p>
          </table:table-cell>
          <table:table-cell table:style-name="ce2" table:formula="of:=[.B10] * [.$F$2]" office:value-type="float" office:value="0" calcext:value-type="float">
            <text:p>0</text:p>
          </table:table-cell>
          <table:table-cell table:style-name="ce2" table:formula="of:=[.C10] * [.$F$2]" office:value-type="float" office:value="3.96875" calcext:value-type="float">
            <text:p>4</text:p>
          </table:table-cell>
          <table:table-cell table:style-name="ce2" table:formula="of:=[.D10] * [.$F$2]" office:value-type="float" office:value="7.9375" calcext:value-type="float">
            <text:p>8</text:p>
          </table:table-cell>
          <table:table-cell table:style-name="ce2" table:formula="of:=[.E10] * [.$F$2]" office:value-type="float" office:value="11.90625" calcext:value-type="float">
            <text:p>12</text:p>
          </table:table-cell>
          <table:table-cell table:style-name="ce2" table:formula="of:=[.F10] * [.$F$2]" office:value-type="float" office:value="15.875" calcext:value-type="float">
            <text:p>16</text:p>
          </table:table-cell>
          <table:table-cell table:style-name="ce2" table:formula="of:=[.G10] * [.$F$2]" office:value-type="float" office:value="19.84375" calcext:value-type="float">
            <text:p>20</text:p>
          </table:table-cell>
          <table:table-cell table:style-name="ce2" table:formula="of:=[.H10] * [.$F$2]" office:value-type="float" office:value="23.8125" calcext:value-type="float">
            <text:p>24</text:p>
          </table:table-cell>
          <table:table-cell table:style-name="ce2" table:formula="of:=[.I10] * [.$F$2]" office:value-type="float" office:value="27.78125" calcext:value-type="float">
            <text:p>28</text:p>
          </table:table-cell>
          <table:table-cell table:style-name="ce2" table:formula="of:=[.J10] * [.$F$2]" office:value-type="float" office:value="31.75" calcext:value-type="float">
            <text:p>32</text:p>
          </table:table-cell>
          <table:table-cell table:style-name="ce2" table:formula="of:=[.K10] * [.$F$2]" office:value-type="float" office:value="35.71875" calcext:value-type="float">
            <text:p>36</text:p>
          </table:table-cell>
          <table:table-cell table:style-name="ce2" table:formula="of:=[.L10] * [.$F$2]" office:value-type="float" office:value="39.6875" calcext:value-type="float">
            <text:p>40</text:p>
          </table:table-cell>
          <table:table-cell table:style-name="ce2" table:formula="of:=[.M10] * [.$F$2]" office:value-type="float" office:value="43.65625" calcext:value-type="float">
            <text:p>44</text:p>
          </table:table-cell>
          <table:table-cell table:style-name="ce2" table:formula="of:=[.N10] * [.$F$2]" office:value-type="float" office:value="47.625" calcext:value-type="float">
            <text:p>48</text:p>
          </table:table-cell>
          <table:table-cell table:style-name="ce2" table:formula="of:=[.O10] * [.$F$2]" office:value-type="float" office:value="51.59375" calcext:value-type="float">
            <text:p>52</text:p>
          </table:table-cell>
          <table:table-cell table:style-name="ce2" table:formula="of:=[.P10] * [.$F$2]" office:value-type="float" office:value="55.5625" calcext:value-type="float">
            <text:p>56</text:p>
          </table:table-cell>
          <table:table-cell table:style-name="ce2" table:formula="of:=[.Q10] * [.$F$2]" office:value-type="float" office:value="59.53125" calcext:value-type="float">
            <text:p>60</text:p>
          </table:table-cell>
          <table:table-cell table:style-name="ce2" table:formula="of:=[.R10] * [.$F$2]" office:value-type="float" office:value="63.5" calcext:value-type="float">
            <text:p>64</text:p>
          </table:table-cell>
          <table:table-cell table:style-name="ce2" table:formula="of:=[.S10] * [.$F$2]" office:value-type="float" office:value="67.46875" calcext:value-type="float">
            <text:p>67</text:p>
          </table:table-cell>
          <table:table-cell table:style-name="ce2" table:formula="of:=[.T10] * [.$F$2]" office:value-type="float" office:value="71.4375" calcext:value-type="float">
            <text:p>71</text:p>
          </table:table-cell>
          <table:table-cell table:style-name="ce2" table:formula="of:=[.U10] * [.$F$2]" office:value-type="float" office:value="75.40625" calcext:value-type="float">
            <text:p>75</text:p>
          </table:table-cell>
          <table:table-cell table:style-name="ce2" table:formula="of:=[.V10] * [.$F$2]" office:value-type="float" office:value="79.375" calcext:value-type="float">
            <text:p>79</text:p>
          </table:table-cell>
          <table:table-cell table:style-name="ce2" table:formula="of:=[.W10] * [.$F$2]" office:value-type="float" office:value="83.34375" calcext:value-type="float">
            <text:p>83</text:p>
          </table:table-cell>
          <table:table-cell table:style-name="ce2" table:formula="of:=[.X10] * [.$F$2]" office:value-type="float" office:value="87.3125" calcext:value-type="float">
            <text:p>87</text:p>
          </table:table-cell>
          <table:table-cell table:style-name="ce2" table:formula="of:=[.Y10] * [.$F$2]" office:value-type="float" office:value="91.28125" calcext:value-type="float">
            <text:p>91</text:p>
          </table:table-cell>
          <table:table-cell table:style-name="ce2" table:formula="of:=[.Z10] * [.$F$2]" office:value-type="float" office:value="95.25" calcext:value-type="float">
            <text:p>95</text:p>
          </table:table-cell>
          <table:table-cell table:style-name="ce2" table:formula="of:=[.AA10] * [.$F$2]" office:value-type="float" office:value="99.21875" calcext:value-type="float">
            <text:p>99</text:p>
          </table:table-cell>
          <table:table-cell table:style-name="ce2" table:formula="of:=[.AB10] * [.$F$2]" office:value-type="float" office:value="103.1875" calcext:value-type="float">
            <text:p>103</text:p>
          </table:table-cell>
          <table:table-cell table:style-name="ce2" table:formula="of:=[.AC10] * [.$F$2]" office:value-type="float" office:value="107.15625" calcext:value-type="float">
            <text:p>107</text:p>
          </table:table-cell>
          <table:table-cell table:style-name="ce2" table:formula="of:=[.AD10] * [.$F$2]" office:value-type="float" office:value="111.125" calcext:value-type="float">
            <text:p>111</text:p>
          </table:table-cell>
          <table:table-cell table:style-name="ce2" table:formula="of:=[.AE10] * [.$F$2]" office:value-type="float" office:value="115.09375" calcext:value-type="float">
            <text:p>115</text:p>
          </table:table-cell>
          <table:table-cell table:style-name="ce2" table:formula="of:=[.AF10] * [.$F$2]" office:value-type="float" office:value="119.0625" calcext:value-type="float">
            <text:p>119</text:p>
          </table:table-cell>
          <table:table-cell table:style-name="ce2" table:formula="of:=[.AG10] * [.$F$2]" office:value-type="float" office:value="123.03125" calcext:value-type="float">
            <text:p>123</text:p>
          </table:table-cell>
          <table:table-cell table:style-name="ce2" table:formula="of:=[.AH10] * [.$F$2]" office:value-type="float" office:value="127" calcext:value-type="float">
            <text:p>127</text:p>
          </table:table-cell>
          <table:table-cell table:style-name="ce2" table:formula="of:=([.$B$3] -(([.AI10]-([.$B$7]/4))* [.$F$2]))" office:value-type="float" office:value="123.03125" calcext:value-type="float">
            <text:p>123</text:p>
          </table:table-cell>
          <table:table-cell table:style-name="ce2" table:formula="of:=([.$B$3] -(([.AJ10]-([.$B$7]/4))* [.$F$2]))" office:value-type="float" office:value="119.0625" calcext:value-type="float">
            <text:p>119</text:p>
          </table:table-cell>
          <table:table-cell table:style-name="ce2" table:formula="of:=([.$B$3] -(([.AK10]-([.$B$7]/4))* [.$F$2]))" office:value-type="float" office:value="115.09375" calcext:value-type="float">
            <text:p>115</text:p>
          </table:table-cell>
          <table:table-cell table:style-name="ce2" table:formula="of:=([.$B$3] -(([.AL10]-([.$B$7]/4))* [.$F$2]))" office:value-type="float" office:value="111.125" calcext:value-type="float">
            <text:p>111</text:p>
          </table:table-cell>
          <table:table-cell table:style-name="ce2" table:formula="of:=([.$B$3] -(([.AM10]-([.$B$7]/4))* [.$F$2]))" office:value-type="float" office:value="107.15625" calcext:value-type="float">
            <text:p>107</text:p>
          </table:table-cell>
          <table:table-cell table:style-name="ce2" table:formula="of:=([.$B$3] -(([.AN10]-([.$B$7]/4))* [.$F$2]))" office:value-type="float" office:value="103.1875" calcext:value-type="float">
            <text:p>103</text:p>
          </table:table-cell>
          <table:table-cell table:style-name="ce2" table:formula="of:=([.$B$3] -(([.AO10]-([.$B$7]/4))* [.$F$2]))" office:value-type="float" office:value="99.21875" calcext:value-type="float">
            <text:p>99</text:p>
          </table:table-cell>
          <table:table-cell table:style-name="ce2" table:formula="of:=([.$B$3] -(([.AP10]-([.$B$7]/4))* [.$F$2]))" office:value-type="float" office:value="95.25" calcext:value-type="float">
            <text:p>95</text:p>
          </table:table-cell>
          <table:table-cell table:style-name="ce2" table:formula="of:=([.$B$3] -(([.AQ10]-([.$B$7]/4))* [.$F$2]))" office:value-type="float" office:value="91.28125" calcext:value-type="float">
            <text:p>91</text:p>
          </table:table-cell>
          <table:table-cell table:style-name="ce2" table:formula="of:=([.$B$3] -(([.AR10]-([.$B$7]/4))* [.$F$2]))" office:value-type="float" office:value="87.3125" calcext:value-type="float">
            <text:p>87</text:p>
          </table:table-cell>
          <table:table-cell table:style-name="ce2" table:formula="of:=([.$B$3] -(([.AS10]-([.$B$7]/4))* [.$F$2]))" office:value-type="float" office:value="83.34375" calcext:value-type="float">
            <text:p>83</text:p>
          </table:table-cell>
          <table:table-cell table:style-name="ce2" table:formula="of:=([.$B$3] -(([.AT10]-([.$B$7]/4))* [.$F$2]))" office:value-type="float" office:value="79.375" calcext:value-type="float">
            <text:p>79</text:p>
          </table:table-cell>
          <table:table-cell table:style-name="ce2" table:formula="of:=([.$B$3] -(([.AU10]-([.$B$7]/4))* [.$F$2]))" office:value-type="float" office:value="75.40625" calcext:value-type="float">
            <text:p>75</text:p>
          </table:table-cell>
          <table:table-cell table:style-name="ce2" table:formula="of:=([.$B$3] -(([.AV10]-([.$B$7]/4))* [.$F$2]))" office:value-type="float" office:value="71.4375" calcext:value-type="float">
            <text:p>71</text:p>
          </table:table-cell>
          <table:table-cell table:style-name="ce2" table:formula="of:=([.$B$3] -(([.AW10]-([.$B$7]/4))* [.$F$2]))" office:value-type="float" office:value="67.46875" calcext:value-type="float">
            <text:p>67</text:p>
          </table:table-cell>
          <table:table-cell table:style-name="ce2" table:formula="of:=([.$B$3] -(([.AX10]-([.$B$7]/4))* [.$F$2]))" office:value-type="float" office:value="63.5" calcext:value-type="float">
            <text:p>64</text:p>
          </table:table-cell>
          <table:table-cell table:style-name="ce2" table:formula="of:=([.$B$3] -(([.AY10]-([.$B$7]/4))* [.$F$2]))" office:value-type="float" office:value="59.53125" calcext:value-type="float">
            <text:p>60</text:p>
          </table:table-cell>
          <table:table-cell table:style-name="ce2" table:formula="of:=([.$B$3] -(([.AZ10]-([.$B$7]/4))* [.$F$2]))" office:value-type="float" office:value="55.5625" calcext:value-type="float">
            <text:p>56</text:p>
          </table:table-cell>
          <table:table-cell table:style-name="ce2" table:formula="of:=([.$B$3] -(([.BA10]-([.$B$7]/4))* [.$F$2]))" office:value-type="float" office:value="51.59375" calcext:value-type="float">
            <text:p>52</text:p>
          </table:table-cell>
          <table:table-cell table:style-name="ce2" table:formula="of:=([.$B$3] -(([.BB10]-([.$B$7]/4))* [.$F$2]))" office:value-type="float" office:value="47.625" calcext:value-type="float">
            <text:p>48</text:p>
          </table:table-cell>
          <table:table-cell table:style-name="ce2" table:formula="of:=([.$B$3] -(([.BC10]-([.$B$7]/4))* [.$F$2]))" office:value-type="float" office:value="43.65625" calcext:value-type="float">
            <text:p>44</text:p>
          </table:table-cell>
          <table:table-cell table:style-name="ce2" table:formula="of:=([.$B$3] -(([.BD10]-([.$B$7]/4))* [.$F$2]))" office:value-type="float" office:value="39.6875" calcext:value-type="float">
            <text:p>40</text:p>
          </table:table-cell>
          <table:table-cell table:style-name="ce2" table:formula="of:=([.$B$3] -(([.BE10]-([.$B$7]/4))* [.$F$2]))" office:value-type="float" office:value="35.71875" calcext:value-type="float">
            <text:p>36</text:p>
          </table:table-cell>
          <table:table-cell table:style-name="ce2" table:formula="of:=([.$B$3] -(([.BF10]-([.$B$7]/4))* [.$F$2]))" office:value-type="float" office:value="31.75" calcext:value-type="float">
            <text:p>32</text:p>
          </table:table-cell>
          <table:table-cell table:style-name="ce2" table:formula="of:=([.$B$3] -(([.BG10]-([.$B$7]/4))* [.$F$2]))" office:value-type="float" office:value="27.78125" calcext:value-type="float">
            <text:p>28</text:p>
          </table:table-cell>
          <table:table-cell table:style-name="ce2" table:formula="of:=([.$B$3] -(([.BH10]-([.$B$7]/4))* [.$F$2]))" office:value-type="float" office:value="23.8125" calcext:value-type="float">
            <text:p>24</text:p>
          </table:table-cell>
          <table:table-cell table:style-name="ce2" table:formula="of:=([.$B$3] -(([.BI10]-([.$B$7]/4))* [.$F$2]))" office:value-type="float" office:value="19.84375" calcext:value-type="float">
            <text:p>20</text:p>
          </table:table-cell>
          <table:table-cell table:style-name="ce2" table:formula="of:=([.$B$3] -(([.BJ10]-([.$B$7]/4))* [.$F$2]))" office:value-type="float" office:value="15.875" calcext:value-type="float">
            <text:p>16</text:p>
          </table:table-cell>
          <table:table-cell table:style-name="ce2" table:formula="of:=([.$B$3] -(([.BK10]-([.$B$7]/4))* [.$F$2]))" office:value-type="float" office:value="11.90625" calcext:value-type="float">
            <text:p>12</text:p>
          </table:table-cell>
          <table:table-cell table:style-name="ce2" table:formula="of:=([.$B$3] -(([.BL10]-([.$B$7]/4))* [.$F$2]))" office:value-type="float" office:value="7.9375" calcext:value-type="float">
            <text:p>8</text:p>
          </table:table-cell>
          <table:table-cell table:style-name="ce2" table:formula="of:=([.$B$3] -(([.BM10]-([.$B$7]/4))* [.$F$2]))" office:value-type="float" office:value="3.96875" calcext:value-type="float">
            <text:p>4</text:p>
          </table:table-cell>
          <table:table-cell table:style-name="ce2" table:formula="of:=([.$B$3] -(([.BN10]-([.$B$7]/4))* [.$F$2]))" office:value-type="float" office:value="0" calcext:value-type="float">
            <text:p>0</text:p>
          </table:table-cell>
          <table:table-cell table:style-name="ce2" table:formula="of:=([.$B$3] -(([.BO10]-([.$B$7]/4))* [.$F$2]))" office:value-type="float" office:value="-3.96875" calcext:value-type="float">
            <text:p>-4</text:p>
          </table:table-cell>
          <table:table-cell table:style-name="ce2" table:formula="of:=([.$B$3] -(([.BP10]-([.$B$7]/4))* [.$F$2]))" office:value-type="float" office:value="-7.9375" calcext:value-type="float">
            <text:p>-8</text:p>
          </table:table-cell>
          <table:table-cell table:style-name="ce2" table:formula="of:=([.$B$3] -(([.BQ10]-([.$B$7]/4))* [.$F$2]))" office:value-type="float" office:value="-11.90625" calcext:value-type="float">
            <text:p>-12</text:p>
          </table:table-cell>
          <table:table-cell table:style-name="ce2" table:formula="of:=([.$B$3] -(([.BR10]-([.$B$7]/4))* [.$F$2]))" office:value-type="float" office:value="-15.875" calcext:value-type="float">
            <text:p>-16</text:p>
          </table:table-cell>
          <table:table-cell table:style-name="ce2" table:formula="of:=([.$B$3] -(([.BS10]-([.$B$7]/4))* [.$F$2]))" office:value-type="float" office:value="-19.84375" calcext:value-type="float">
            <text:p>-20</text:p>
          </table:table-cell>
          <table:table-cell table:style-name="ce2" table:formula="of:=([.$B$3] -(([.BT10]-([.$B$7]/4))* [.$F$2]))" office:value-type="float" office:value="-23.8125" calcext:value-type="float">
            <text:p>-24</text:p>
          </table:table-cell>
          <table:table-cell table:style-name="ce2" table:formula="of:=([.$B$3] -(([.BU10]-([.$B$7]/4))* [.$F$2]))" office:value-type="float" office:value="-27.78125" calcext:value-type="float">
            <text:p>-28</text:p>
          </table:table-cell>
          <table:table-cell table:style-name="ce2" table:formula="of:=([.$B$3] -(([.BV10]-([.$B$7]/4))* [.$F$2]))" office:value-type="float" office:value="-31.75" calcext:value-type="float">
            <text:p>-32</text:p>
          </table:table-cell>
          <table:table-cell table:style-name="ce2" table:formula="of:=([.$B$3] -(([.BW10]-([.$B$7]/4))* [.$F$2]))" office:value-type="float" office:value="-35.71875" calcext:value-type="float">
            <text:p>-36</text:p>
          </table:table-cell>
          <table:table-cell table:style-name="ce2" table:formula="of:=([.$B$3] -(([.BX10]-([.$B$7]/4))* [.$F$2]))" office:value-type="float" office:value="-39.6875" calcext:value-type="float">
            <text:p>-40</text:p>
          </table:table-cell>
          <table:table-cell table:style-name="ce2" table:formula="of:=([.$B$3] -(([.BY10]-([.$B$7]/4))* [.$F$2]))" office:value-type="float" office:value="-43.65625" calcext:value-type="float">
            <text:p>-44</text:p>
          </table:table-cell>
          <table:table-cell table:style-name="ce2" table:formula="of:=([.$B$3] -(([.BZ10]-([.$B$7]/4))* [.$F$2]))" office:value-type="float" office:value="-47.625" calcext:value-type="float">
            <text:p>-48</text:p>
          </table:table-cell>
          <table:table-cell table:style-name="ce2" table:formula="of:=([.$B$3] -(([.CA10]-([.$B$7]/4))* [.$F$2]))" office:value-type="float" office:value="-51.59375" calcext:value-type="float">
            <text:p>-52</text:p>
          </table:table-cell>
          <table:table-cell table:style-name="ce2" table:formula="of:=([.$B$3] -(([.CB10]-([.$B$7]/4))* [.$F$2]))" office:value-type="float" office:value="-55.5625" calcext:value-type="float">
            <text:p>-56</text:p>
          </table:table-cell>
          <table:table-cell table:style-name="ce2" table:formula="of:=([.$B$3] -(([.CC10]-([.$B$7]/4))* [.$F$2]))" office:value-type="float" office:value="-59.53125" calcext:value-type="float">
            <text:p>-60</text:p>
          </table:table-cell>
          <table:table-cell table:style-name="ce2" table:formula="of:=([.$B$3] -(([.CD10]-([.$B$7]/4))* [.$F$2]))" office:value-type="float" office:value="-63.5" calcext:value-type="float">
            <text:p>-64</text:p>
          </table:table-cell>
          <table:table-cell table:style-name="ce2" table:formula="of:=([.$B$3] -(([.CE10]-([.$B$7]/4))* [.$F$2]))" office:value-type="float" office:value="-67.46875" calcext:value-type="float">
            <text:p>-67</text:p>
          </table:table-cell>
          <table:table-cell table:style-name="ce2" table:formula="of:=([.$B$3] -(([.CF10]-([.$B$7]/4))* [.$F$2]))" office:value-type="float" office:value="-71.4375" calcext:value-type="float">
            <text:p>-71</text:p>
          </table:table-cell>
          <table:table-cell table:style-name="ce2" table:formula="of:=([.$B$3] -(([.CG10]-([.$B$7]/4))* [.$F$2]))" office:value-type="float" office:value="-75.40625" calcext:value-type="float">
            <text:p>-75</text:p>
          </table:table-cell>
          <table:table-cell table:style-name="ce2" table:formula="of:=([.$B$3] -(([.CH10]-([.$B$7]/4))* [.$F$2]))" office:value-type="float" office:value="-79.375" calcext:value-type="float">
            <text:p>-79</text:p>
          </table:table-cell>
          <table:table-cell table:style-name="ce2" table:formula="of:=([.$B$3] -(([.CI10]-([.$B$7]/4))* [.$F$2]))" office:value-type="float" office:value="-83.34375" calcext:value-type="float">
            <text:p>-83</text:p>
          </table:table-cell>
          <table:table-cell table:style-name="ce2" table:formula="of:=([.$B$3] -(([.CJ10]-([.$B$7]/4))* [.$F$2]))" office:value-type="float" office:value="-87.3125" calcext:value-type="float">
            <text:p>-87</text:p>
          </table:table-cell>
          <table:table-cell table:style-name="ce2" table:formula="of:=([.$B$3] -(([.CK10]-([.$B$7]/4))* [.$F$2]))" office:value-type="float" office:value="-91.28125" calcext:value-type="float">
            <text:p>-91</text:p>
          </table:table-cell>
          <table:table-cell table:style-name="ce2" table:formula="of:=([.$B$3] -(([.CL10]-([.$B$7]/4))* [.$F$2]))" office:value-type="float" office:value="-95.25" calcext:value-type="float">
            <text:p>-95</text:p>
          </table:table-cell>
          <table:table-cell table:style-name="ce2" table:formula="of:=([.$B$3] -(([.CM10]-([.$B$7]/4))* [.$F$2]))" office:value-type="float" office:value="-99.21875" calcext:value-type="float">
            <text:p>-99</text:p>
          </table:table-cell>
          <table:table-cell table:style-name="ce2" table:formula="of:=([.$B$3] -(([.CN10]-([.$B$7]/4))* [.$F$2]))" office:value-type="float" office:value="-103.1875" calcext:value-type="float">
            <text:p>-103</text:p>
          </table:table-cell>
          <table:table-cell table:style-name="ce2" table:formula="of:=([.$B$3] -(([.CO10]-([.$B$7]/4))* [.$F$2]))" office:value-type="float" office:value="-107.15625" calcext:value-type="float">
            <text:p>-107</text:p>
          </table:table-cell>
          <table:table-cell table:style-name="ce2" table:formula="of:=([.$B$3] -(([.CP10]-([.$B$7]/4))* [.$F$2]))" office:value-type="float" office:value="-111.125" calcext:value-type="float">
            <text:p>-111</text:p>
          </table:table-cell>
          <table:table-cell table:style-name="ce2" table:formula="of:=([.$B$3] -(([.CQ10]-([.$B$7]/4))* [.$F$2]))" office:value-type="float" office:value="-115.09375" calcext:value-type="float">
            <text:p>-115</text:p>
          </table:table-cell>
          <table:table-cell table:style-name="ce2" table:formula="of:=([.$B$3] -(([.CR10]-([.$B$7]/4))* [.$F$2]))" office:value-type="float" office:value="-119.0625" calcext:value-type="float">
            <text:p>-119</text:p>
          </table:table-cell>
          <table:table-cell table:style-name="ce2" table:formula="of:=([.$B$3] -(([.CS10]-([.$B$7]/4))* [.$F$2]))" office:value-type="float" office:value="-123.03125" calcext:value-type="float">
            <text:p>-123</text:p>
          </table:table-cell>
          <table:table-cell table:style-name="ce2" table:formula="of:=([.$B$3] -(([.CT10]-([.$B$7]/4))* [.$F$2]))" office:value-type="float" office:value="-127" calcext:value-type="float">
            <text:p>-127</text:p>
          </table:table-cell>
          <table:table-cell table:style-name="ce2" table:formula="of:=-[.$B$3]+(([.CU10]-([.$B$7]*3/4))*[.$F$2])" office:value-type="float" office:value="-123.03125" calcext:value-type="float">
            <text:p>-123</text:p>
          </table:table-cell>
          <table:table-cell table:style-name="ce2" table:formula="of:=-[.$B$3]+(([.CV10]-([.$B$7]*3/4))*[.$F$2])" office:value-type="float" office:value="-119.0625" calcext:value-type="float">
            <text:p>-119</text:p>
          </table:table-cell>
          <table:table-cell table:style-name="ce2" table:formula="of:=-[.$B$3]+(([.CW10]-([.$B$7]*3/4))*[.$F$2])" office:value-type="float" office:value="-115.09375" calcext:value-type="float">
            <text:p>-115</text:p>
          </table:table-cell>
          <table:table-cell table:style-name="ce2" table:formula="of:=-[.$B$3]+(([.CX10]-([.$B$7]*3/4))*[.$F$2])" office:value-type="float" office:value="-111.125" calcext:value-type="float">
            <text:p>-111</text:p>
          </table:table-cell>
          <table:table-cell table:style-name="ce2" table:formula="of:=-[.$B$3]+(([.CY10]-([.$B$7]*3/4))*[.$F$2])" office:value-type="float" office:value="-107.15625" calcext:value-type="float">
            <text:p>-107</text:p>
          </table:table-cell>
          <table:table-cell table:style-name="ce2" table:formula="of:=-[.$B$3]+(([.CZ10]-([.$B$7]*3/4))*[.$F$2])" office:value-type="float" office:value="-103.1875" calcext:value-type="float">
            <text:p>-103</text:p>
          </table:table-cell>
          <table:table-cell table:style-name="ce2" table:formula="of:=-[.$B$3]+(([.DA10]-([.$B$7]*3/4))*[.$F$2])" office:value-type="float" office:value="-99.21875" calcext:value-type="float">
            <text:p>-99</text:p>
          </table:table-cell>
          <table:table-cell table:style-name="ce2" table:formula="of:=-[.$B$3]+(([.DB10]-([.$B$7]*3/4))*[.$F$2])" office:value-type="float" office:value="-95.25" calcext:value-type="float">
            <text:p>-95</text:p>
          </table:table-cell>
          <table:table-cell table:style-name="ce2" table:formula="of:=-[.$B$3]+(([.DC10]-([.$B$7]*3/4))*[.$F$2])" office:value-type="float" office:value="-91.28125" calcext:value-type="float">
            <text:p>-91</text:p>
          </table:table-cell>
          <table:table-cell table:style-name="ce2" table:formula="of:=-[.$B$3]+(([.DD10]-([.$B$7]*3/4))*[.$F$2])" office:value-type="float" office:value="-87.3125" calcext:value-type="float">
            <text:p>-87</text:p>
          </table:table-cell>
          <table:table-cell table:style-name="ce2" table:formula="of:=-[.$B$3]+(([.DE10]-([.$B$7]*3/4))*[.$F$2])" office:value-type="float" office:value="-83.34375" calcext:value-type="float">
            <text:p>-83</text:p>
          </table:table-cell>
          <table:table-cell table:style-name="ce2" table:formula="of:=-[.$B$3]+(([.DF10]-([.$B$7]*3/4))*[.$F$2])" office:value-type="float" office:value="-79.375" calcext:value-type="float">
            <text:p>-79</text:p>
          </table:table-cell>
          <table:table-cell table:style-name="ce2" table:formula="of:=-[.$B$3]+(([.DG10]-([.$B$7]*3/4))*[.$F$2])" office:value-type="float" office:value="-75.40625" calcext:value-type="float">
            <text:p>-75</text:p>
          </table:table-cell>
          <table:table-cell table:style-name="ce2" table:formula="of:=-[.$B$3]+(([.DH10]-([.$B$7]*3/4))*[.$F$2])" office:value-type="float" office:value="-71.4375" calcext:value-type="float">
            <text:p>-71</text:p>
          </table:table-cell>
          <table:table-cell table:style-name="ce2" table:formula="of:=-[.$B$3]+(([.DI10]-([.$B$7]*3/4))*[.$F$2])" office:value-type="float" office:value="-67.46875" calcext:value-type="float">
            <text:p>-67</text:p>
          </table:table-cell>
          <table:table-cell table:style-name="ce2" table:formula="of:=-[.$B$3]+(([.DJ10]-([.$B$7]*3/4))*[.$F$2])" office:value-type="float" office:value="-63.5" calcext:value-type="float">
            <text:p>-64</text:p>
          </table:table-cell>
          <table:table-cell table:style-name="ce2" table:formula="of:=-[.$B$3]+(([.DK10]-([.$B$7]*3/4))*[.$F$2])" office:value-type="float" office:value="-59.53125" calcext:value-type="float">
            <text:p>-60</text:p>
          </table:table-cell>
          <table:table-cell table:style-name="ce2" table:formula="of:=-[.$B$3]+(([.DL10]-([.$B$7]*3/4))*[.$F$2])" office:value-type="float" office:value="-55.5625" calcext:value-type="float">
            <text:p>-56</text:p>
          </table:table-cell>
          <table:table-cell table:style-name="ce2" table:formula="of:=-[.$B$3]+(([.DM10]-([.$B$7]*3/4))*[.$F$2])" office:value-type="float" office:value="-51.59375" calcext:value-type="float">
            <text:p>-52</text:p>
          </table:table-cell>
          <table:table-cell table:style-name="ce2" table:formula="of:=-[.$B$3]+(([.DN10]-([.$B$7]*3/4))*[.$F$2])" office:value-type="float" office:value="-47.625" calcext:value-type="float">
            <text:p>-48</text:p>
          </table:table-cell>
          <table:table-cell table:style-name="ce2" table:formula="of:=-[.$B$3]+(([.DO10]-([.$B$7]*3/4))*[.$F$2])" office:value-type="float" office:value="-43.65625" calcext:value-type="float">
            <text:p>-44</text:p>
          </table:table-cell>
          <table:table-cell table:style-name="ce2" table:formula="of:=-[.$B$3]+(([.DP10]-([.$B$7]*3/4))*[.$F$2])" office:value-type="float" office:value="-39.6875" calcext:value-type="float">
            <text:p>-40</text:p>
          </table:table-cell>
          <table:table-cell table:style-name="ce2" table:formula="of:=-[.$B$3]+(([.DQ10]-([.$B$7]*3/4))*[.$F$2])" office:value-type="float" office:value="-35.71875" calcext:value-type="float">
            <text:p>-36</text:p>
          </table:table-cell>
          <table:table-cell table:style-name="ce2" table:formula="of:=-[.$B$3]+(([.DR10]-([.$B$7]*3/4))*[.$F$2])" office:value-type="float" office:value="-31.75" calcext:value-type="float">
            <text:p>-32</text:p>
          </table:table-cell>
          <table:table-cell table:style-name="ce2" table:formula="of:=-[.$B$3]+(([.DS10]-([.$B$7]*3/4))*[.$F$2])" office:value-type="float" office:value="-27.78125" calcext:value-type="float">
            <text:p>-28</text:p>
          </table:table-cell>
          <table:table-cell table:style-name="ce2" table:formula="of:=-[.$B$3]+(([.DT10]-([.$B$7]*3/4))*[.$F$2])" office:value-type="float" office:value="-23.8125" calcext:value-type="float">
            <text:p>-24</text:p>
          </table:table-cell>
          <table:table-cell table:style-name="ce2" table:formula="of:=-[.$B$3]+(([.DU10]-([.$B$7]*3/4))*[.$F$2])" office:value-type="float" office:value="-19.84375" calcext:value-type="float">
            <text:p>-20</text:p>
          </table:table-cell>
          <table:table-cell table:style-name="ce2" table:formula="of:=-[.$B$3]+(([.DV10]-([.$B$7]*3/4))*[.$F$2])" office:value-type="float" office:value="-15.875" calcext:value-type="float">
            <text:p>-16</text:p>
          </table:table-cell>
          <table:table-cell table:style-name="ce2" table:formula="of:=-[.$B$3]+(([.DW10]-([.$B$7]*3/4))*[.$F$2])" office:value-type="float" office:value="-11.90625" calcext:value-type="float">
            <text:p>-12</text:p>
          </table:table-cell>
          <table:table-cell table:style-name="ce2" table:formula="of:=-[.$B$3]+(([.DX10]-([.$B$7]*3/4))*[.$F$2])" office:value-type="float" office:value="-7.9375" calcext:value-type="float">
            <text:p>-8</text:p>
          </table:table-cell>
          <table:table-cell table:style-name="ce2" table:formula="of:=-[.$B$3]+(([.DY10]-([.$B$7]*3/4))*[.$F$2])" office:value-type="float" office:value="-3.96875" calcext:value-type="float">
            <text:p>-4</text:p>
          </table:table-cell>
          <table:table-cell table:style-name="ce2" table:formula="of:=-[.$B$3]+(([.DZ10]-([.$B$7]*3/4))*[.$F$2])" office:value-type="float" office:value="0" calcext:value-type="float">
            <text:p>0</text:p>
          </table:table-cell>
          <table:table-cell table:style-name="ce2" table:formula="of:=-[.$B$3]+(([.EA10]-([.$B$7]*3/4))*[.$F$2])" office:value-type="float" office:value="3.96875" calcext:value-type="float">
            <text:p>4</text:p>
          </table:table-cell>
        </table:table-row>
      </table:table>
      <table:table table:name="env calc" table:style-name="ta1">
        <table:table-column table:style-name="co2" table:number-columns-repeated="22" table:default-cell-style-name="Default"/>
        <table:table-row table:style-name="ro2">
          <table:table-cell office:value-type="string" calcext:value-type="string">
            <text:p>env alg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6635" calcext:value-type="float">
            <text:p>56635</text:p>
          </table:table-cell>
          <table:table-cell table:number-columns-repeated="20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[.B4]" office:value-type="float" office:value="56635" calcext:value-type="float">
            <text:p>56635</text:p>
          </table:table-cell>
          <table:table-cell table:formula="of:=[.B12]-([.B12]/4)" office:value-type="float" office:value="42476.25" calcext:value-type="float">
            <text:p>42476.25</text:p>
          </table:table-cell>
          <table:table-cell table:formula="of:=[.C12]-([.C12]/4)" office:value-type="float" office:value="31857.1875" calcext:value-type="float">
            <text:p>31857.1875</text:p>
          </table:table-cell>
          <table:table-cell table:formula="of:=[.D12]-([.D12]/4)" office:value-type="float" office:value="23892.890625" calcext:value-type="float">
            <text:p>23892.890625</text:p>
          </table:table-cell>
          <table:table-cell table:formula="of:=[.E12]-([.E12]/4)" office:value-type="float" office:value="17919.66796875" calcext:value-type="float">
            <text:p>17919.66796875</text:p>
          </table:table-cell>
          <table:table-cell table:formula="of:=[.F12]-([.F12]/4)" office:value-type="float" office:value="13439.7509765625" calcext:value-type="float">
            <text:p>13439.7509765625</text:p>
          </table:table-cell>
          <table:table-cell table:formula="of:=[.G12]-([.G12]/4)" office:value-type="float" office:value="10079.8132324219" calcext:value-type="float">
            <text:p>10079.8132324219</text:p>
          </table:table-cell>
          <table:table-cell table:formula="of:=[.H12]-([.H12]/4)" office:value-type="float" office:value="7559.85992431641" calcext:value-type="float">
            <text:p>7559.8599243164</text:p>
          </table:table-cell>
          <table:table-cell table:formula="of:=[.I12]-([.I12]/4)" office:value-type="float" office:value="5669.8949432373" calcext:value-type="float">
            <text:p>5669.8949432373</text:p>
          </table:table-cell>
          <table:table-cell table:formula="of:=[.J12]-([.J12]/4)" office:value-type="float" office:value="4252.42120742798" calcext:value-type="float">
            <text:p>4252.421207428</text:p>
          </table:table-cell>
          <table:table-cell table:formula="of:=[.K12]-([.K12]/4)" office:value-type="float" office:value="3189.31590557098" calcext:value-type="float">
            <text:p>3189.315905571</text:p>
          </table:table-cell>
          <table:table-cell table:formula="of:=[.L12]-([.L12]/4)" office:value-type="float" office:value="2391.98692917824" calcext:value-type="float">
            <text:p>2391.9869291782</text:p>
          </table:table-cell>
          <table:table-cell table:formula="of:=[.M12]-([.M12]/4)" office:value-type="float" office:value="1793.99019688368" calcext:value-type="float">
            <text:p>1793.9901968837</text:p>
          </table:table-cell>
          <table:table-cell table:formula="of:=[.N12]-([.N12]/4)" office:value-type="float" office:value="1345.49264766276" calcext:value-type="float">
            <text:p>1345.4926476628</text:p>
          </table:table-cell>
          <table:table-cell table:formula="of:=[.O12]-([.O12]/4)" office:value-type="float" office:value="1009.11948574707" calcext:value-type="float">
            <text:p>1009.1194857471</text:p>
          </table:table-cell>
          <table:table-cell table:formula="of:=[.P12]-([.P12]/4)" office:value-type="float" office:value="756.839614310302" calcext:value-type="float">
            <text:p>756.83961431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8-21T15:54:47.623000000</dc:date>
    <meta:editing-duration>P0D</meta:editing-duration>
    <meta:editing-cycles>5</meta:editing-cycles>
    <meta:document-statistic meta:table-count="2" meta:cell-count="446" meta:object-count="0"/>
  </office:meta>
</office:document-meta>
</file>